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6-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0 de Agost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PLAN VACACIONAL PARA HIJOS DE FUNCIONARIOS DE ESTE ÓRGANO DE CONTROL FISCAL, CORRESPONDIENTE AL PERIODO VACACIONAL 2014.,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RECREACIONES INTEGRAL REYPAR,C.A, RIF: J-31588982-0, por un monto de Bs. 270.144,00, ubicada en Guaritos III Maturin Monagas, MATURIN ESTADO MONAGAS
<text:line-break/>
<text:line-break/></text:p>
      <text:p text:style-name="P11"/>
      <text:p text:style-name="P5"><text:span text:style-name="T21">En Maturín, a los </text:span><text:span text:style-name="Fuente_20_de_20_párrafo_20_predeter."><text:span text:style-name="T17"><text:s/>veintidos (2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Agost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